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.8" calcext:value-type="float">
            <text:p>398.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6.1" calcext:value-type="float">
            <text:p>506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4.4" calcext:value-type="float">
            <text:p>414.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.8" calcext:value-type="float">
            <text:p>420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3.04" calcext:value-type="float">
            <text:p>483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.8" calcext:value-type="float">
            <text:p>550.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.824" calcext:value-type="float">
            <text:p>55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4.18" calcext:value-type="float">
            <text:p>674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3.168" calcext:value-type="float">
            <text:p>643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.33" calcext:value-type="float">
            <text:p>417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.2" calcext:value-type="float">
            <text:p>451.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9.39" calcext:value-type="float">
            <text:p>659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8.3" calcext:value-type="float">
            <text:p>1208.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5.87" calcext:value-type="float">
            <text:p>585.87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office:value-type="float" office:value="1259.28" calcext:value-type="float">
            <text:p>1259.28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1133.92" calcext:value-type="float">
            <text:p>1133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3.84" calcext:value-type="float">
            <text:p>573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3.28" calcext:value-type="float">
            <text:p>1873.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21])" office:value-type="float" office:value="13150.522" calcext:value-type="float">
            <text:p>13150.52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8788.42" calcext:value-type="float">
            <text:p>8788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6:34:26.285453693</meta:creation-date>
    <dc:date>2024-08-11T16:34:35.676962679</dc:date>
    <meta:editing-duration>PT9S</meta:editing-duration>
    <meta:editing-cycles>1</meta:editing-cycles>
    <meta:document-statistic meta:table-count="1" meta:cell-count="46" meta:object-count="0"/>
    <meta:generator>LibreOffice/7.6.7.2$Linux_X86_64 LibreOffice_project/60$Build-2</meta:generator>
  </office:meta>
</office:document-meta>
</file>